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officeooo:rsid="000aa34d" officeooo:paragraph-rsid="000aa34d"/>
    </style:style>
    <style:style style:name="P2" style:family="paragraph" style:parent-style-name="Standard">
      <style:paragraph-properties fo:text-align="justify" style:justify-single-word="false"/>
      <style:text-properties style:font-name="Calibri" officeooo:rsid="000c4ce8" officeooo:paragraph-rsid="000c4ce8"/>
    </style:style>
    <style:style style:name="P3" style:family="paragraph" style:parent-style-name="Standard">
      <style:paragraph-properties fo:text-align="justify" style:justify-single-word="false"/>
      <style:text-properties style:font-name="Calibri" officeooo:rsid="000c64f0" officeooo:paragraph-rsid="000c64f0"/>
    </style:style>
    <style:style style:name="P4" style:family="paragraph" style:parent-style-name="Standard">
      <style:paragraph-properties fo:text-align="justify" style:justify-single-word="false"/>
      <style:text-properties style:font-name="Calibri" fo:font-size="15pt" fo:font-weight="bold" officeooo:rsid="000aa34d" officeooo:paragraph-rsid="000aa34d" style:font-size-asian="15pt" style:font-weight-asian="bold" style:font-size-complex="15pt" style:font-weight-complex="bold"/>
    </style:style>
    <style:style style:name="P5" style:family="paragraph" style:parent-style-name="Standard">
      <style:paragraph-properties fo:text-align="justify" style:justify-single-word="false"/>
      <style:text-properties style:font-name="Calibri" officeooo:rsid="001bae44" officeooo:paragraph-rsid="001bae44"/>
    </style:style>
    <style:style style:name="T1" style:family="text">
      <style:text-properties officeooo:rsid="000c64f0"/>
    </style:style>
    <style:style style:name="T2" style:family="text">
      <style:text-properties officeooo:rsid="000c8932"/>
    </style:style>
    <style:style style:name="T3" style:family="text">
      <style:text-properties fo:font-weight="bold" style:font-weight-asian="bold" style:font-weight-complex="bold"/>
    </style:style>
    <style:style style:name="T4" style:family="text">
      <style:text-properties fo:font-size="15pt" fo:font-weight="bold" style:font-size-asian="15pt" style:font-weight-asian="bold" style:font-size-complex="15pt" style:font-weight-complex="bold"/>
    </style:style>
    <style:style style:name="T5" style:family="text">
      <style:text-properties fo:font-size="15pt" fo:font-weight="bold" officeooo:rsid="0016ac21" style:font-size-asian="15pt" style:font-weight-asian="bold" style:font-size-complex="15pt" style:font-weight-complex="bold"/>
    </style:style>
    <style:style style:name="T6" style:family="text">
      <style:text-properties officeooo:rsid="000db271"/>
    </style:style>
    <style:style style:name="T7" style:family="text">
      <style:text-properties officeooo:rsid="001243ce"/>
    </style:style>
    <style:style style:name="T8" style:family="text">
      <style:text-properties officeooo:rsid="001338c7"/>
    </style:style>
    <style:style style:name="T9" style:family="text">
      <style:text-properties officeooo:rsid="001532cf"/>
    </style:style>
    <style:style style:name="T10" style:family="text">
      <style:text-properties officeooo:rsid="0015afb4"/>
    </style:style>
    <style:style style:name="T11" style:family="text">
      <style:text-properties officeooo:rsid="00167270"/>
    </style:style>
    <style:style style:name="T12" style:family="text">
      <style:text-properties officeooo:rsid="0016ac21"/>
    </style:style>
    <style:style style:name="T13" style:family="text">
      <style:text-properties officeooo:rsid="00189304"/>
    </style:style>
    <style:style style:name="T14" style:family="text">
      <style:text-properties officeooo:rsid="0018943b"/>
    </style:style>
    <style:style style:name="T15" style:family="text">
      <style:text-properties officeooo:rsid="001a581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ow to <text:span text:style-name="T6">relate</text:span> with difficult people at work.</text:p>
      <text:p text:style-name="P1">It is obvious that it will take more time and energy dealing with difficult people at work. </text:p>
      <text:p text:style-name="P1">The critical thing to do is to take cogni<text:span text:style-name="T9">s</text:span>ant of such people at work. Whenever employee<text:span text:style-name="T11">s</text:span> are dem<text:span text:style-name="T10">o</text:span>tivated, they in turn become <text:span text:style-name="T9">resentful</text:span> and difficult. </text:p>
      <text:p text:style-name="P1">The following are what can make people to be difficult.</text:p>
      <text:p text:style-name="P1">1. Poor management.</text:p>
      <text:p text:style-name="P1">2. Unpredictable hours at work.</text:p>
      <text:p text:style-name="P1">3. Undervalued</text:p>
      <text:p text:style-name="P1">4. Constant pressure.</text:p>
      <text:p text:style-name="P1">5. Heavy workload.</text:p>
      <text:p text:style-name="P1">6. Job insecurity.</text:p>
      <text:p text:style-name="P1">7. Unclear objective</text:p>
      <text:p text:style-name="P1">9. Perspective.</text:p>
      <text:p text:style-name="P2"><text:s text:c="5"/><text:span text:style-name="T3"><text:s/></text:span><text:span text:style-name="T4">Understand</text:span><text:span text:style-name="T5">ing</text:span><text:span text:style-name="T4"> why people are difficult.</text:span></text:p>
      <text:p text:style-name="P2">1. Do a <text:span text:style-name="T2">behavioural</text:span> study of people, so that you can be aware o<text:span text:style-name="T13">f</text:span> how best to help them.</text:p>
      <text:p text:style-name="P2">2. Put in place a very supportive culture and identify staff that are more aligned to the</text:p>
      <text:p text:style-name="P2">company culture.</text:p>
      <text:p text:style-name="P2">3. <text:span text:style-name="T1">people see things differently, therefore do not expect that people we see things</text:span></text:p>
      <text:p text:style-name="P3">the way you see <text:span text:style-name="T14">them</text:span>.</text:p>
      <text:p text:style-name="P3">4. Know that people with different ability can find each other difficult. But always bear in mind that the human uniqueness is not <text:span text:style-name="T15">in </text:span>their similarity but in their <text:span text:style-name="T8">differences.</text:span></text:p>
      <text:p text:style-name="P3"/>
      <text:p text:style-name="P3">In conclusion, it is useful to have people with preferences for different way of learning in any team.</text:p>
      <text:p text:style-name="P3">People with d<text:span text:style-name="T7">i</text:span>fferent perspectives bring complementary skills to any group working together. Different perspective can also cause conflict. However, you need to understand individual differences if you are to relate with difficult people successfully.</text:p>
      <text:p text:style-name="P3"/>
      <text:p text:style-name="P5">Reference</text:p>
      <text:p text:style-name="P5">Successful Manager HandBook By Moi Ali, George Boulden and Ect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2T15:13:05.322000000</meta:creation-date>
    <dc:date>2019-06-12T16:07:11.966000000</dc:date>
    <meta:editing-duration>PT32M31S</meta:editing-duration>
    <meta:editing-cycles>17</meta:editing-cycles>
    <meta:generator>LibreOffice/6.2.1.2$Windows_x86 LibreOffice_project/7bcb35dc3024a62dea0caee87020152d1ee96e71</meta:generator>
    <meta:document-statistic meta:table-count="0" meta:image-count="0" meta:object-count="0" meta:page-count="1" meta:paragraph-count="23" meta:word-count="239" meta:character-count="1441" meta:non-whitespace-character-count="1217"/>
  </office:meta>
</office:document-meta>
</file>